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imero nos logueamos en Github, creamos un repositorio con el nombre "dam-pmdm" y posteriormente lo clonamos, este es el resultado</text:span></text:p>
      <text:p text:style-name="P2"><draw:frame text:anchor-type="as-char" svg:width="146.58mm" svg:height="152.40mm" style:rel-width="scale" style:rel-height="scale"><draw:object-ole xlink:href="OleObj1"/><draw:image xlink:href="ObjectReplacements/OleObj1"/></draw:frame><text:span text:style-name="T1"/></text:p>
      <text:p text:style-name="P2"><text:span text:style-name="T1">Después vamos a configurar nuestro nombre de usuario y nuestro correo de Github, </text:span></text:p>
      <text:p text:style-name="P2"><text:span text:style-name="T1">podemos listar la información del usuario mediante el comando "git config --list"</text:span></text:p>
      <text:p text:style-name="P2"><draw:frame text:anchor-type="as-char" svg:width="146.58mm" svg:height="138.11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